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a6b74" officeooo:paragraph-rsid="001a6b74"/>
    </style:style>
    <style:style style:name="P9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a6b74" officeooo:paragraph-rsid="001a6b74" style:font-style-asian="normal" style:font-weight-asian="normal" style:font-style-complex="normal" style:font-weight-complex="normal"/>
    </style:style>
    <style:style style:name="T1" style:family="text">
      <style:text-properties officeooo:rsid="001a6b74"/>
    </style:style>
    <style:style style:name="T2" style:family="text">
      <style:text-properties officeooo:rsid="001b76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7.1 Payer inscription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Payer Inscription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<text:span text:style-name="T1">oit payer son inscription pour le finaliser.</text:span>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8"><text:span text:style-name="T2">Non-</text:span>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8">Aucune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8">Que le paiement soit accepté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Pour finaliser l'inscription, l'acteur doit faire le paiement de son abonnement.</text:p>
      <text:p text:style-name="P3"/>
      <text:p text:style-name="P2">Scénario d'opération</text:p>
      <text:list xml:id="list766330297804998438" text:style-name="L1">
        <text:list-item>
          <text:p text:style-name="P9">L'utilisateur <text:span text:style-name="T1">fait son paiement avec les moyens qu'on lui impose.</text:span></text:p>
        </text:list-item>
        <text:list-item>
          <text:p text:style-name="P10">Si accepté, inscription réussi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8:07:52.634204726</dc:date>
    <meta:editing-duration>PT40M9S</meta:editing-duration>
    <meta:editing-cycles>9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63" meta:character-count="455" meta:non-whitespace-character-count="414"/>
  </office:meta>
</office:document-meta>
</file>